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462999633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  <text:p text:style-name="Standard"/>
      <text:h text:style-name="Heading_20_2" text:outline-level="2">To do:</text:h>
      <text:p text:style-name="Standard"/>
      <text:list xml:id="list1191069006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52586889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6T22:14:23</dc:date>
    <meta:editing-duration>PT01H05M40S</meta:editing-duration>
    <meta:editing-cycles>26</meta:editing-cycles>
    <meta:generator>OpenOffice.org/3.2$Linux OpenOffice.org_project/320m12$Build-9483</meta:generator>
    <meta:document-statistic meta:table-count="0" meta:image-count="0" meta:object-count="0" meta:page-count="1" meta:paragraph-count="28" meta:word-count="134" meta:character-count="607"/>
  </office:meta>
</office:document-meta>
</file>